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Bitstream Vera Sans'" style:font-family-generic="swiss" style:font-pitch="variable" fo:font-weight="bold" style:font-weight-asian="bold" style:font-weight-complex="bold"/>
    </style:style>
    <style:style style:name="P3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'Bitstream Vera Sans'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2" style:family="text">
      <style:text-properties fo:font-family="'Bitstream Vera Sans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4.795cm" svg:height="0.747cm" svg:x="11.205cm" svg:y="1.253cm">
          <draw:text-box>
            <text:p text:style-name="P1"><text:span text:style-name="T1">Ideal Architecture</text:span></text:p>
          </draw:text-box>
        </draw:frame>
        <draw:custom-shape draw:style-name="gr2" draw:text-style-name="P4" draw:layer="layout" svg:width="3cm" svg:height="3.5cm" svg:x="9.5cm" svg:y="15cm">
          <text:p text:style-name="P3"><text:span text:style-name="T2">.d2s</text:span></text:p>
          <text:p text:style-name="P3"><text:span text:style-name="T2">fil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layer="layout" svg:width="3cm" svg:height="3.5cm" svg:x="15cm" svg:y="15cm">
          <text:p text:style-name="P3"><text:span text:style-name="T2">SQL</text:span></text:p>
          <text:p text:style-name="P3"><text:span text:style-name="T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layer="layout" svg:width="4.5cm" svg:height="3cm" svg:x="8.5cm" svg:y="10.5cm">
          <text:p text:style-name="P3"><text:span text:style-name="T2">Binary/Object</text:span></text:p>
          <text:p text:style-name="P3"><text:span text:style-name="T2">Mapp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cm" svg:height="3cm" svg:x="14cm" svg:y="10.5cm">
          <text:p text:style-name="P3"><text:span text:style-name="T2">Object/Relational</text:span></text:p>
          <text:p text:style-name="P3"><text:span text:style-name="T2">Mapp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cm" svg:height="1cm" svg:x="6cm" svg:y="11.5cm">
          <text:p text:style-name="P1"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5" draw:layer="layout" svg:width="4.5cm" svg:height="2cm" svg:x="10.5cm" svg:y="6.5cm">
          <text:p text:style-name="P6">Character/Item</text:p>
          <text:p text:style-name="P6">Object Model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cm" svg:height="4cm" svg:x="2.5cm" svg:y="10cm">
          <text:p text:style-name="P6">Declarative</text:p>
          <text:p text:style-name="P6">D2S to</text:p>
          <text:p text:style-name="P6">Object</text:p>
          <text:p text:style-name="P6">Model</text:p>
          <text:p text:style-name="P6">Descripti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5" draw:layer="layout" svg:width="3.5cm" svg:height="4.5cm" svg:x="21.5cm" svg:y="10cm">
          <text:p text:style-name="P6">Declarative</text:p>
          <text:p text:style-name="P6">Relational</text:p>
          <text:p text:style-name="P6">Schema to</text:p>
          <text:p text:style-name="P6">Object</text:p>
          <text:p text:style-name="P6">Model</text:p>
          <text:p text:style-name="P6">Descripti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2cm" svg:height="1cm" svg:x="19cm" svg:y="11.5cm">
          <text:p text:style-name="P1"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3-06T11:26:52</meta:creation-date>
    <dc:date>2008-03-06T22:39:56</dc:date>
    <meta:editing-cycles>1</meta:editing-cycles>
    <meta:editing-duration>PT5H27M21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